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shadow="none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a5c" officeooo:paragraph-rsid="00081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34b4" officeooo:paragraph-rsid="00063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bf3fd" officeooo:paragraph-rsid="001bf3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09c472" officeooo:paragraph-rsid="0009c4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fff61" officeooo:paragraph-rsid="001fff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rsid="001e3991" officeooo:paragraph-rsid="001e3991"/>
    </style:style>
    <style:style style:name="P11" style:family="paragraph" style:parent-style-name="Text_20_body">
      <style:text-properties officeooo:paragraph-rsid="001e399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officeooo:rsid="001e3991"/>
    </style:style>
    <style:style style:name="T9" style:family="text">
      <style:text-properties officeooo:rsid="001fff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>
      <text:variable-decls>
        <text:variable-decl office:value-type="string" text:name="sequence"/>
        <text:variable-decl office:value-type="string" text:name="name"/>
        <text:variable-decl office:value-type="string" text:name="salutation"/>
        <text:variable-decl office:value-type="string" text:name="designation"/>
        <text:variable-decl office:value-type="string" text:name="increment"/>
        <text:variable-decl office:value-type="string" text:name="salary"/>
        <text:variable-decl office:value-type="string" text:name="effective"/>
        <text:variable-decl office:value-type="date" text:name="effectivefr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span text:style-name="T9">Tuesday</text:span><text:span text:style-name="T5">, </text:span><text:span text:style-name="T9">February</text:span><text:span text:style-name="T5"> </text:span><text:span text:style-name="T9">15</text:span><text:span text:style-name="T5">, 2022</text:span></text:p>
      <text:p text:style-name="P1"><text:span text:style-name="T6">Reference</text:span>: <text:span text:style-name="T8">CELLOSCOPE</text:span>/OP/HR/SE/2022/<text:variable-set text:name="sequence" office:value-type="string">-</text:variable-set></text:p>
      <text:p text:style-name="Text_20_body"/>
      <text:p text:style-name="Text_20_body">Name<text:tab/><text:tab/>: <text:variable-set text:name="name" office:value-type="string">-</text:variable-set></text:p>
      <text:p text:style-name="Text_20_body"/>
      <text:p text:style-name="Text_20_body">Subject<text:tab/><text:tab/>: <text:span text:style-name="T7">Salary enhancement </text:span><text:span text:style-name="T8">letter</text:span></text:p>
      <text:p text:style-name="Text_20_body"/>
      <text:p text:style-name="Text_20_body">Dear <text:variable-set text:name="salutation" office:value-type="string">-</text:variable-set><text:s/><text:variable-set text:name="name" office:value-type="string">-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<text:span text:style-name="T8">Celloscope</text:span> Ltd. is offering you a salary enhancement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6">Designation</text:p>
          </table:table-cell>
          <table:table-cell table:style-name="Table1.C1" office:value-type="string">
            <text:p text:style-name="P6"><text:variable-set text:name="designation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6">Increment Amount</text:p>
          </table:table-cell>
          <table:table-cell table:style-name="Table1.C2" office:value-type="string">
            <text:p text:style-name="P7">BDT <text:variable-set text:name="increment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6">Final Remuneration</text:p>
          </table:table-cell>
          <table:table-cell table:style-name="Table1.C2" office:value-type="string">
            <text:p text:style-name="P7">BDT <text:variable-set text:name="salary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6">Effective Date</text:p>
          </table:table-cell>
          <table:table-cell table:style-name="Table1.C2" office:value-type="string">
            <text:p text:style-name="P8"><text:variable-set text:name="effectivefrom" text:formula="ooow:-" office:value-type="date" office:date-value="1899-12-30" style:data-style-name="N10038">Saturday, December 30, 1899</text:variable-set></text:p>
          </table:table-cell>
        </table:table-row>
      </table:table>
      <text:p text:style-name="Text_20_body"/>
      <text:p text:style-name="Text_20_body"><text:span text:style-name="T8">Celloscope</text:span>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<text:span text:style-name="T8">Celloscope</text:span> Ltd.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P10">Asiya Khatun Papiya</text:p>
      <text:p text:style-name="P11"><text:span text:style-name="T8">Assistant Manager, H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2-15T00:57:18.794000000</dc:date>
    <meta:editing-duration>PT3H34M33S</meta:editing-duration>
    <meta:editing-cycles>13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4" meta:word-count="111" meta:character-count="688" meta:non-whitespace-character-count="598"/>
  </office:meta>
</office:document-meta>
</file>